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CC5B6842FA.jpg"/>
  <manifest:file-entry manifest:media-type="image/jpeg" manifest:full-path="Pictures/100000000000068500000932CDB7B254.jpg"/>
  <manifest:file-entry manifest:media-type="image/jpeg" manifest:full-path="Pictures/100000000000007A0000006C929D7E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" svg:font-family="TimesNewRoman, 'Times New Roman'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401cm" fo:margin-left="-0.199cm" table:align="left" style:writing-mode="lr-tb"/>
    </style:style>
    <style:style style:name="Table2.A" style:family="table-column">
      <style:table-column-properties style:column-width="1.757cm"/>
    </style:style>
    <style:style style:name="Table2.B" style:family="table-column">
      <style:table-column-properties style:column-width="2.459cm"/>
    </style:style>
    <style:style style:name="Table2.C" style:family="table-column">
      <style:table-column-properties style:column-width="7.934cm"/>
    </style:style>
    <style:style style:name="Table2.D" style:family="table-column">
      <style:table-column-properties style:column-width="3.251cm"/>
    </style:style>
    <style:style style:name="Table2.1" style:family="table-row">
      <style:table-row-properties style:min-row-height="0.464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0.436cm" style:keep-together="true" fo:keep-together="auto"/>
    </style:style>
    <style:style style:name="Table2.B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" style:family="table">
      <style:table-properties style:width="14.268cm" table:align="center" style:writing-mode="lr-tb"/>
    </style:style>
    <style:style style:name="Table1.A" style:family="table-column">
      <style:table-column-properties style:column-width="2.875cm"/>
    </style:style>
    <style:style style:name="Table1.B" style:family="table-column">
      <style:table-column-properties style:column-width="11.393cm"/>
    </style:style>
    <style:style style:name="Table1.1" style:family="table-row">
      <style:table-row-properties style:min-row-height="0.095cm" style:keep-together="true" fo:keep-together="auto"/>
    </style:style>
    <style:style style:name="Table1.A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4.268cm" table:align="center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11.518cm"/>
    </style:style>
    <style:style style:name="Table3.1" style:family="table-row">
      <style:table-row-properties style:min-row-height="0.095cm" style:keep-together="true" fo:keep-together="auto"/>
    </style:style>
    <style:style style:name="Table3.A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4.268cm" table:align="center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11.518cm"/>
    </style:style>
    <style:style style:name="Table4.1" style:family="table-row">
      <style:table-row-properties style:min-row-height="0.095cm" style:keep-together="true" fo:keep-together="auto"/>
    </style:style>
    <style:style style:name="Table4.A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5.055cm" table:align="left" style:writing-mode="lr-tb"/>
    </style:style>
    <style:style style:name="Table6.A" style:family="table-column">
      <style:table-column-properties style:column-width="2.752cm"/>
    </style:style>
    <style:style style:name="Table6.B" style:family="table-column">
      <style:table-column-properties style:column-width="2.11cm"/>
    </style:style>
    <style:style style:name="Table6.C" style:family="table-column">
      <style:table-column-properties style:column-width="10.194cm"/>
    </style:style>
    <style:style style:name="Table6.1" style:family="table-row">
      <style:table-row-properties style:min-row-height="0.326cm" style:keep-together="true" fo:keep-together="auto"/>
    </style:style>
    <style:style style:name="Table6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6.2" style:family="table-row">
      <style:table-row-properties style:min-row-height="0.543cm" style:keep-together="true" fo:keep-together="auto"/>
    </style:style>
    <style:style style:name="Table6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6.3" style:family="table-row">
      <style:table-row-properties style:min-row-height="0.182cm" style:keep-together="true" fo:keep-together="auto"/>
    </style:style>
    <style:style style:name="Table6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6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0" style:family="table">
      <style:table-properties style:width="15.055cm" table:align="left" style:writing-mode="lr-tb"/>
    </style:style>
    <style:style style:name="Table10.A" style:family="table-column">
      <style:table-column-properties style:column-width="2.752cm"/>
    </style:style>
    <style:style style:name="Table10.B" style:family="table-column">
      <style:table-column-properties style:column-width="2.11cm"/>
    </style:style>
    <style:style style:name="Table10.C" style:family="table-column">
      <style:table-column-properties style:column-width="10.194cm"/>
    </style:style>
    <style:style style:name="Table10.1" style:family="table-row">
      <style:table-row-properties style:min-row-height="0.326cm" style:keep-together="true" fo:keep-together="auto"/>
    </style:style>
    <style:style style:name="Table10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0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0.2" style:family="table-row">
      <style:table-row-properties style:min-row-height="0.543cm" style:keep-together="true" fo:keep-together="auto"/>
    </style:style>
    <style:style style:name="Table10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0.3" style:family="table-row">
      <style:table-row-properties style:min-row-height="0.182cm" style:keep-together="true" fo:keep-together="auto"/>
    </style:style>
    <style:style style:name="Table10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0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1" style:family="table">
      <style:table-properties style:width="15.055cm" table:align="left" style:writing-mode="lr-tb"/>
    </style:style>
    <style:style style:name="Table11.A" style:family="table-column">
      <style:table-column-properties style:column-width="2.752cm"/>
    </style:style>
    <style:style style:name="Table11.B" style:family="table-column">
      <style:table-column-properties style:column-width="2.11cm"/>
    </style:style>
    <style:style style:name="Table11.C" style:family="table-column">
      <style:table-column-properties style:column-width="10.194cm"/>
    </style:style>
    <style:style style:name="Table11.1" style:family="table-row">
      <style:table-row-properties style:min-row-height="0.326cm" style:keep-together="true" fo:keep-together="auto"/>
    </style:style>
    <style:style style:name="Table11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1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1.2" style:family="table-row">
      <style:table-row-properties style:min-row-height="0.543cm" style:keep-together="true" fo:keep-together="auto"/>
    </style:style>
    <style:style style:name="Table11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1.3" style:family="table-row">
      <style:table-row-properties style:min-row-height="0.182cm" style:keep-together="true" fo:keep-together="auto"/>
    </style:style>
    <style:style style:name="Table11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1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2" style:family="table">
      <style:table-properties style:width="15.055cm" table:align="left" style:writing-mode="lr-tb"/>
    </style:style>
    <style:style style:name="Table12.A" style:family="table-column">
      <style:table-column-properties style:column-width="2.752cm"/>
    </style:style>
    <style:style style:name="Table12.B" style:family="table-column">
      <style:table-column-properties style:column-width="2.11cm"/>
    </style:style>
    <style:style style:name="Table12.C" style:family="table-column">
      <style:table-column-properties style:column-width="10.194cm"/>
    </style:style>
    <style:style style:name="Table12.1" style:family="table-row">
      <style:table-row-properties style:min-row-height="0.326cm" style:keep-together="true" fo:keep-together="auto"/>
    </style:style>
    <style:style style:name="Table12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2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2.2" style:family="table-row">
      <style:table-row-properties style:min-row-height="0.543cm" style:keep-together="true" fo:keep-together="auto"/>
    </style:style>
    <style:style style:name="Table12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2.3" style:family="table-row">
      <style:table-row-properties style:min-row-height="0.182cm" style:keep-together="true" fo:keep-together="auto"/>
    </style:style>
    <style:style style:name="Table12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2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3" style:family="table">
      <style:table-properties style:width="15.055cm" table:align="left" style:writing-mode="lr-tb"/>
    </style:style>
    <style:style style:name="Table13.A" style:family="table-column">
      <style:table-column-properties style:column-width="2.752cm"/>
    </style:style>
    <style:style style:name="Table13.B" style:family="table-column">
      <style:table-column-properties style:column-width="2.11cm"/>
    </style:style>
    <style:style style:name="Table13.C" style:family="table-column">
      <style:table-column-properties style:column-width="10.194cm"/>
    </style:style>
    <style:style style:name="Table13.1" style:family="table-row">
      <style:table-row-properties style:min-row-height="0.326cm" style:keep-together="true" fo:keep-together="auto"/>
    </style:style>
    <style:style style:name="Table13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3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3.2" style:family="table-row">
      <style:table-row-properties style:min-row-height="0.543cm" style:keep-together="true" fo:keep-together="auto"/>
    </style:style>
    <style:style style:name="Table13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3.3" style:family="table-row">
      <style:table-row-properties style:min-row-height="0.182cm" style:keep-together="true" fo:keep-together="auto"/>
    </style:style>
    <style:style style:name="Table13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3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4" style:family="table">
      <style:table-properties style:width="15.055cm" table:align="left" style:writing-mode="lr-tb"/>
    </style:style>
    <style:style style:name="Table14.A" style:family="table-column">
      <style:table-column-properties style:column-width="2.752cm"/>
    </style:style>
    <style:style style:name="Table14.B" style:family="table-column">
      <style:table-column-properties style:column-width="2.11cm"/>
    </style:style>
    <style:style style:name="Table14.C" style:family="table-column">
      <style:table-column-properties style:column-width="10.194cm"/>
    </style:style>
    <style:style style:name="Table14.1" style:family="table-row">
      <style:table-row-properties style:min-row-height="0.326cm" style:keep-together="true" fo:keep-together="auto"/>
    </style:style>
    <style:style style:name="Table14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4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4.2" style:family="table-row">
      <style:table-row-properties style:min-row-height="0.543cm" style:keep-together="true" fo:keep-together="auto"/>
    </style:style>
    <style:style style:name="Table14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4.3" style:family="table-row">
      <style:table-row-properties style:min-row-height="0.182cm" style:keep-together="true" fo:keep-together="auto"/>
    </style:style>
    <style:style style:name="Table14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4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5" style:family="table">
      <style:table-properties style:width="15.055cm" table:align="left" style:writing-mode="lr-tb"/>
    </style:style>
    <style:style style:name="Table15.A" style:family="table-column">
      <style:table-column-properties style:column-width="2.752cm"/>
    </style:style>
    <style:style style:name="Table15.B" style:family="table-column">
      <style:table-column-properties style:column-width="2.11cm"/>
    </style:style>
    <style:style style:name="Table15.C" style:family="table-column">
      <style:table-column-properties style:column-width="10.194cm"/>
    </style:style>
    <style:style style:name="Table15.1" style:family="table-row">
      <style:table-row-properties style:min-row-height="0.326cm" style:keep-together="true" fo:keep-together="auto"/>
    </style:style>
    <style:style style:name="Table15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5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5.2" style:family="table-row">
      <style:table-row-properties style:min-row-height="0.543cm" style:keep-together="true" fo:keep-together="auto"/>
    </style:style>
    <style:style style:name="Table15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5.3" style:family="table-row">
      <style:table-row-properties style:min-row-height="0.182cm" style:keep-together="true" fo:keep-together="auto"/>
    </style:style>
    <style:style style:name="Table15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5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6" style:family="table">
      <style:table-properties style:width="15.055cm" table:align="left" style:writing-mode="lr-tb"/>
    </style:style>
    <style:style style:name="Table16.A" style:family="table-column">
      <style:table-column-properties style:column-width="2.752cm"/>
    </style:style>
    <style:style style:name="Table16.B" style:family="table-column">
      <style:table-column-properties style:column-width="2.11cm"/>
    </style:style>
    <style:style style:name="Table16.C" style:family="table-column">
      <style:table-column-properties style:column-width="10.194cm"/>
    </style:style>
    <style:style style:name="Table16.1" style:family="table-row">
      <style:table-row-properties style:min-row-height="0.691cm" style:keep-together="true" fo:keep-together="auto"/>
    </style:style>
    <style:style style:name="Table16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6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6.2" style:family="table-row">
      <style:table-row-properties style:min-row-height="0.543cm" style:keep-together="true" fo:keep-together="auto"/>
    </style:style>
    <style:style style:name="Table16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6.3" style:family="table-row">
      <style:table-row-properties style:min-row-height="0.182cm" style:keep-together="true" fo:keep-together="auto"/>
    </style:style>
    <style:style style:name="Table16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6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7" style:family="table">
      <style:table-properties style:width="15.055cm" table:align="left" style:writing-mode="lr-tb"/>
    </style:style>
    <style:style style:name="Table17.A" style:family="table-column">
      <style:table-column-properties style:column-width="2.752cm"/>
    </style:style>
    <style:style style:name="Table17.B" style:family="table-column">
      <style:table-column-properties style:column-width="2.11cm"/>
    </style:style>
    <style:style style:name="Table17.C" style:family="table-column">
      <style:table-column-properties style:column-width="10.194cm"/>
    </style:style>
    <style:style style:name="Table17.1" style:family="table-row">
      <style:table-row-properties style:min-row-height="0.326cm" style:keep-together="true" fo:keep-together="auto"/>
    </style:style>
    <style:style style:name="Table17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7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7.2" style:family="table-row">
      <style:table-row-properties style:min-row-height="0.543cm" style:keep-together="true" fo:keep-together="auto"/>
    </style:style>
    <style:style style:name="Table17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7.3" style:family="table-row">
      <style:table-row-properties style:min-row-height="0.182cm" style:keep-together="true" fo:keep-together="auto"/>
    </style:style>
    <style:style style:name="Table17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7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18" style:family="table">
      <style:table-properties style:width="15.055cm" table:align="left" style:writing-mode="lr-tb"/>
    </style:style>
    <style:style style:name="Table18.A" style:family="table-column">
      <style:table-column-properties style:column-width="2.752cm"/>
    </style:style>
    <style:style style:name="Table18.B" style:family="table-column">
      <style:table-column-properties style:column-width="2.11cm"/>
    </style:style>
    <style:style style:name="Table18.C" style:family="table-column">
      <style:table-column-properties style:column-width="10.194cm"/>
    </style:style>
    <style:style style:name="Table18.1" style:family="table-row">
      <style:table-row-properties style:min-row-height="0.326cm" style:keep-together="true" fo:keep-together="auto"/>
    </style:style>
    <style:style style:name="Table18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8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18.2" style:family="table-row">
      <style:table-row-properties style:min-row-height="0.543cm" style:keep-together="true" fo:keep-together="auto"/>
    </style:style>
    <style:style style:name="Table18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18.3" style:family="table-row">
      <style:table-row-properties style:min-row-height="0.182cm" style:keep-together="true" fo:keep-together="auto"/>
    </style:style>
    <style:style style:name="Table18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18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24" style:family="table">
      <style:table-properties style:width="15.055cm" table:align="left" style:writing-mode="lr-tb"/>
    </style:style>
    <style:style style:name="Table24.A" style:family="table-column">
      <style:table-column-properties style:column-width="2.752cm"/>
    </style:style>
    <style:style style:name="Table24.B" style:family="table-column">
      <style:table-column-properties style:column-width="2.11cm"/>
    </style:style>
    <style:style style:name="Table24.C" style:family="table-column">
      <style:table-column-properties style:column-width="10.194cm"/>
    </style:style>
    <style:style style:name="Table24.1" style:family="table-row">
      <style:table-row-properties style:min-row-height="0.326cm" style:keep-together="true" fo:keep-together="auto"/>
    </style:style>
    <style:style style:name="Table24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24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24.2" style:family="table-row">
      <style:table-row-properties style:min-row-height="0.543cm" style:keep-together="true" fo:keep-together="auto"/>
    </style:style>
    <style:style style:name="Table24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24.3" style:family="table-row">
      <style:table-row-properties style:min-row-height="0.182cm" style:keep-together="true" fo:keep-together="auto"/>
    </style:style>
    <style:style style:name="Table24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24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25" style:family="table">
      <style:table-properties style:width="15.055cm" table:align="left" style:writing-mode="lr-tb"/>
    </style:style>
    <style:style style:name="Table25.A" style:family="table-column">
      <style:table-column-properties style:column-width="2.752cm"/>
    </style:style>
    <style:style style:name="Table25.B" style:family="table-column">
      <style:table-column-properties style:column-width="2.11cm"/>
    </style:style>
    <style:style style:name="Table25.C" style:family="table-column">
      <style:table-column-properties style:column-width="10.194cm"/>
    </style:style>
    <style:style style:name="Table25.1" style:family="table-row">
      <style:table-row-properties style:min-row-height="0.326cm" style:keep-together="true" fo:keep-together="auto"/>
    </style:style>
    <style:style style:name="Table25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25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25.2" style:family="table-row">
      <style:table-row-properties style:min-row-height="0.543cm" style:keep-together="true" fo:keep-together="auto"/>
    </style:style>
    <style:style style:name="Table25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25.3" style:family="table-row">
      <style:table-row-properties style:min-row-height="0.182cm" style:keep-together="true" fo:keep-together="auto"/>
    </style:style>
    <style:style style:name="Table25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25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26" style:family="table">
      <style:table-properties style:width="15.055cm" table:align="left" style:writing-mode="lr-tb"/>
    </style:style>
    <style:style style:name="Table26.A" style:family="table-column">
      <style:table-column-properties style:column-width="2.752cm"/>
    </style:style>
    <style:style style:name="Table26.B" style:family="table-column">
      <style:table-column-properties style:column-width="2.11cm"/>
    </style:style>
    <style:style style:name="Table26.C" style:family="table-column">
      <style:table-column-properties style:column-width="10.194cm"/>
    </style:style>
    <style:style style:name="Table26.1" style:family="table-row">
      <style:table-row-properties style:min-row-height="0.326cm" style:keep-together="true" fo:keep-together="auto"/>
    </style:style>
    <style:style style:name="Table26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26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26.2" style:family="table-row">
      <style:table-row-properties style:min-row-height="0.543cm" style:keep-together="true" fo:keep-together="auto"/>
    </style:style>
    <style:style style:name="Table26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26.3" style:family="table-row">
      <style:table-row-properties style:min-row-height="0.182cm" style:keep-together="true" fo:keep-together="auto"/>
    </style:style>
    <style:style style:name="Table26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26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5" style:family="table">
      <style:table-properties style:width="15.055cm" table:align="left" style:writing-mode="lr-tb"/>
    </style:style>
    <style:style style:name="Table5.A" style:family="table-column">
      <style:table-column-properties style:column-width="2.752cm"/>
    </style:style>
    <style:style style:name="Table5.B" style:family="table-column">
      <style:table-column-properties style:column-width="2.11cm"/>
    </style:style>
    <style:style style:name="Table5.C" style:family="table-column">
      <style:table-column-properties style:column-width="10.194cm"/>
    </style:style>
    <style:style style:name="Table5.1" style:family="table-row">
      <style:table-row-properties style:min-row-height="0.326cm" style:keep-together="true" fo:keep-together="auto"/>
    </style:style>
    <style:style style:name="Table5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5.2" style:family="table-row">
      <style:table-row-properties style:min-row-height="0.543cm" style:keep-together="true" fo:keep-together="auto"/>
    </style:style>
    <style:style style:name="Table5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5.3" style:family="table-row">
      <style:table-row-properties style:min-row-height="0.182cm" style:keep-together="true" fo:keep-together="auto"/>
    </style:style>
    <style:style style:name="Table5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5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23" style:family="table">
      <style:table-properties style:width="15.055cm" table:align="left" style:writing-mode="lr-tb"/>
    </style:style>
    <style:style style:name="Table23.A" style:family="table-column">
      <style:table-column-properties style:column-width="2.752cm"/>
    </style:style>
    <style:style style:name="Table23.B" style:family="table-column">
      <style:table-column-properties style:column-width="2.11cm"/>
    </style:style>
    <style:style style:name="Table23.C" style:family="table-column">
      <style:table-column-properties style:column-width="10.194cm"/>
    </style:style>
    <style:style style:name="Table23.1" style:family="table-row">
      <style:table-row-properties style:min-row-height="0.326cm" style:keep-together="true" fo:keep-together="auto"/>
    </style:style>
    <style:style style:name="Table23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23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23.2" style:family="table-row">
      <style:table-row-properties style:min-row-height="0.543cm" style:keep-together="true" fo:keep-together="auto"/>
    </style:style>
    <style:style style:name="Table23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23.3" style:family="table-row">
      <style:table-row-properties style:min-row-height="0.182cm" style:keep-together="true" fo:keep-together="auto"/>
    </style:style>
    <style:style style:name="Table23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23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7" style:family="table">
      <style:table-properties style:width="15.055cm" table:align="left" style:writing-mode="lr-tb"/>
    </style:style>
    <style:style style:name="Table7.A" style:family="table-column">
      <style:table-column-properties style:column-width="2.752cm"/>
    </style:style>
    <style:style style:name="Table7.B" style:family="table-column">
      <style:table-column-properties style:column-width="2.11cm"/>
    </style:style>
    <style:style style:name="Table7.C" style:family="table-column">
      <style:table-column-properties style:column-width="10.194cm"/>
    </style:style>
    <style:style style:name="Table7.1" style:family="table-row">
      <style:table-row-properties style:min-row-height="0.326cm" style:keep-together="true" fo:keep-together="auto"/>
    </style:style>
    <style:style style:name="Table7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7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7.2" style:family="table-row">
      <style:table-row-properties style:min-row-height="0.543cm" style:keep-together="true" fo:keep-together="auto"/>
    </style:style>
    <style:style style:name="Table7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7.3" style:family="table-row">
      <style:table-row-properties style:min-row-height="0.182cm" style:keep-together="true" fo:keep-together="auto"/>
    </style:style>
    <style:style style:name="Table7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7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8" style:family="table">
      <style:table-properties style:width="15.055cm" table:align="left" style:writing-mode="lr-tb"/>
    </style:style>
    <style:style style:name="Table8.A" style:family="table-column">
      <style:table-column-properties style:column-width="2.752cm"/>
    </style:style>
    <style:style style:name="Table8.B" style:family="table-column">
      <style:table-column-properties style:column-width="2.11cm"/>
    </style:style>
    <style:style style:name="Table8.C" style:family="table-column">
      <style:table-column-properties style:column-width="10.194cm"/>
    </style:style>
    <style:style style:name="Table8.1" style:family="table-row">
      <style:table-row-properties style:min-row-height="0.326cm" style:keep-together="true" fo:keep-together="auto"/>
    </style:style>
    <style:style style:name="Table8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8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8.2" style:family="table-row">
      <style:table-row-properties style:min-row-height="0.543cm" style:keep-together="true" fo:keep-together="auto"/>
    </style:style>
    <style:style style:name="Table8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8.3" style:family="table-row">
      <style:table-row-properties style:min-row-height="0.182cm" style:keep-together="true" fo:keep-together="auto"/>
    </style:style>
    <style:style style:name="Table8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8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le9" style:family="table">
      <style:table-properties style:width="15.055cm" table:align="left" style:writing-mode="lr-tb"/>
    </style:style>
    <style:style style:name="Table9.A" style:family="table-column">
      <style:table-column-properties style:column-width="2.752cm"/>
    </style:style>
    <style:style style:name="Table9.B" style:family="table-column">
      <style:table-column-properties style:column-width="2.11cm"/>
    </style:style>
    <style:style style:name="Table9.C" style:family="table-column">
      <style:table-column-properties style:column-width="10.194cm"/>
    </style:style>
    <style:style style:name="Table9.1" style:family="table-row">
      <style:table-row-properties style:min-row-height="0.326cm" style:keep-together="true" fo:keep-together="auto"/>
    </style:style>
    <style:style style:name="Table9.A1" style:family="table-cell">
      <style:table-cell-properties style:vertical-align="top" fo:background-color="#b3b3b3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9.C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18cm solid #000000" style:writing-mode="lr-tb"/>
    </style:style>
    <style:style style:name="Table9.2" style:family="table-row">
      <style:table-row-properties style:min-row-height="0.543cm" style:keep-together="true" fo:keep-together="auto"/>
    </style:style>
    <style:style style:name="Table9.A2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0.018cm solid #000000" style:writing-mode="lr-tb"/>
    </style:style>
    <style:style style:name="Table9.3" style:family="table-row">
      <style:table-row-properties style:min-row-height="0.182cm" style:keep-together="true" fo:keep-together="auto"/>
    </style:style>
    <style:style style:name="Table9.A4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e9.B4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text-align="center" style:justify-single-word="false"/>
      <style:text-properties fo:font-size="8pt" style:font-size-asian="8pt" style:font-name-complex="TimesNewRoman" style:font-size-complex="8pt"/>
    </style:style>
    <style:style style:name="P5" style:family="paragraph" style:parent-style-name="Standard">
      <style:paragraph-properties fo:line-height="100%" fo:text-align="center" style:justify-single-word="false" style:snap-to-layout-grid="false"/>
      <style:text-properties fo:font-size="8pt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Symbo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text-properties fo:language="en" fo:country="GB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en" fo:country="GB" style:language-complex="ar" style:country-complex="SA"/>
    </style:style>
    <style:style style:name="P12" style:family="paragraph" style:parent-style-name="Standard">
      <style:paragraph-properties style:snap-to-layout-grid="false"/>
      <style:text-properties fo:language="en" fo:country="GB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GB" fo:background-color="#ffff00" style:language-complex="ar" style:country-complex="SA"/>
    </style:style>
    <style:style style:name="P15" style:family="paragraph" style:parent-style-name="Standard">
      <style:paragraph-properties style:snap-to-layout-grid="false"/>
      <style:text-properties fo:language="en" fo:country="GB" fo:background-color="#ffff00" style:language-complex="ar" style:country-complex="SA"/>
    </style:style>
    <style:style style:name="P16" style:family="paragraph" style:parent-style-name="Standard">
      <style:text-properties fo:language="en" fo:country="GB" style:language-asian="it" style:country-asian="IT" style:language-complex="ar" style:country-complex="SA"/>
    </style:style>
    <style:style style:name="P17" style:family="paragraph" style:parent-style-name="Text_20_body">
      <style:paragraph-properties style:snap-to-layout-grid="false"/>
    </style:style>
    <style:style style:name="P18" style:family="paragraph" style:parent-style-name="Text_20_body">
      <style:paragraph-properties>
        <style:tab-stops>
          <style:tab-stop style:position="0.677cm"/>
          <style:tab-stop style:position="14.984cm" style:type="right"/>
        </style:tab-stops>
      </style:paragraph-properties>
      <style:text-properties fo:font-variant="normal" fo:text-transform="none" fo:language="en" fo:country="GB" style:text-underline-style="none" fo:font-weight="normal" style:font-weight-asian="normal" style:language-complex="ar" style:country-complex="SA" style:font-weight-complex="normal"/>
    </style:style>
    <style:style style:name="P19" style:family="paragraph" style:parent-style-name="Text_20_body">
      <style:text-properties fo:language="en" fo:country="GB" style:language-complex="ar" style:country-complex="SA"/>
    </style:style>
    <style:style style:name="P20" style:family="paragraph" style:parent-style-name="Text_20_body">
      <style:paragraph-properties style:snap-to-layout-grid="false"/>
      <style:text-properties fo:language="en" fo:country="GB" style:language-complex="ar" style:country-complex="SA"/>
    </style:style>
    <style:style style:name="P21" style:family="paragraph" style:parent-style-name="Text_20_body">
      <style:paragraph-properties fo:text-align="start" style:justify-single-word="false" style:snap-to-layout-grid="false"/>
      <style:text-properties fo:language="en" fo:country="GB" style:language-complex="ar" style:country-complex="SA"/>
    </style:style>
    <style:style style:name="P22" style:family="paragraph" style:parent-style-name="Text_20_body">
      <style:paragraph-properties style:snap-to-layout-grid="false"/>
      <style:text-properties fo:language="en" fo:country="GB" fo:font-weight="bold" style:font-weight-asian="bold" style:language-complex="ar" style:country-complex="SA"/>
    </style:style>
    <style:style style:name="P23" style:family="paragraph" style:parent-style-name="Text_20_body">
      <style:paragraph-properties style:snap-to-layout-grid="false"/>
      <style:text-properties fo:language="en" fo:country="GB" fo:font-weight="bold" style:font-weight-asian="bold" style:language-complex="ar" style:country-complex="SA" style:font-weight-complex="bold"/>
    </style:style>
    <style:style style:name="P24" style:family="paragraph" style:parent-style-name="Text_20_body">
      <style:paragraph-properties style:snap-to-layout-grid="false"/>
      <style:text-properties fo:language="en" fo:country="GB" style:language-asian="it" style:country-asian="IT" style:language-complex="ar" style:country-complex="SA"/>
    </style:style>
    <style:style style:name="P25" style:family="paragraph" style:parent-style-name="Text_20_body">
      <style:paragraph-properties style:snap-to-layout-grid="false"/>
      <style:text-properties fo:language="en" fo:country="GB" fo:background-color="#ffff00" style:language-complex="ar" style:country-complex="SA"/>
    </style:style>
    <style:style style:name="P26" style:family="paragraph" style:parent-style-name="Text_20_body">
      <style:paragraph-properties style:snap-to-layout-grid="false"/>
      <style:text-properties fo:font-size="12pt" fo:language="en" fo:country="GB" fo:font-weight="bold" fo:background-color="#ffff00" style:font-size-asian="12pt" style:language-asian="it" style:country-asian="IT" style:font-weight-asian="bold" style:font-size-complex="12pt" style:language-complex="ar" style:country-complex="SA"/>
    </style:style>
    <style:style style:name="P27" style:family="paragraph" style:parent-style-name="Title">
      <style:paragraph-properties fo:break-before="page"/>
      <style:text-properties fo:language="en" fo:country="GB" style:language-complex="ar" style:country-complex="SA"/>
    </style:style>
    <style:style style:name="P28" style:family="paragraph" style:parent-style-name="Contents_20_1">
      <style:paragraph-properties fo:break-before="page"/>
      <style:text-properties fo:language="en" fo:country="GB" style:language-complex="ar" style:country-complex="SA"/>
    </style:style>
    <style:style style:name="P29" style:family="paragraph" style:parent-style-name="Contents_20_1">
      <style:text-properties fo:language="en" fo:country="GB" style:language-complex="ar" style:country-complex="SA"/>
    </style:style>
    <style:style style:name="P30" style:family="paragraph" style:parent-style-name="Documento">
      <style:text-properties fo:language="en" fo:country="GB" style:language-complex="ar" style:country-complex="SA"/>
    </style:style>
    <style:style style:name="P31" style:family="paragraph" style:parent-style-name="Documento">
      <style:text-properties fo:language="en" fo:country="GB" fo:font-style="italic" style:font-style-asian="italic" style:language-complex="ar" style:country-complex="SA"/>
    </style:style>
    <style:style style:name="P32" style:family="paragraph" style:parent-style-name="Text_20_body">
      <style:paragraph-properties fo:break-before="auto" fo:break-after="auto"/>
      <style:text-properties fo:language="en" fo:country="GB" style:language-complex="ar" style:country-complex="SA"/>
    </style:style>
    <style:style style:name="P33" style:family="paragraph" style:parent-style-name="Heading_20_1">
      <style:text-properties fo:language="en" fo:country="GB" style:language-complex="ar" style:country-complex="SA"/>
    </style:style>
    <style:style style:name="P34" style:family="paragraph" style:parent-style-name="Heading_20_1" style:master-page-name="">
      <style:paragraph-properties style:page-number="auto" fo:break-before="auto" fo:break-after="auto"/>
      <style:text-properties fo:language="en" fo:country="GB" style:language-complex="ar" style:country-complex="SA"/>
    </style:style>
    <style:style style:name="P35" style:family="paragraph" style:parent-style-name="Heading_20_2">
      <style:text-properties fo:language="en" fo:country="GB" style:language-complex="ar" style:country-complex="SA"/>
    </style:style>
    <style:style style:name="P3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Progetto" style:master-page-name="Standard">
      <style:paragraph-properties style:page-number="auto"/>
      <style:text-properties fo:language="en" fo:country="GB" style:language-complex="ar" style:country-complex="SA"/>
    </style:style>
    <style:style style:name="P39" style:family="paragraph" style:parent-style-name="Text_20_body" style:list-style-name="L1"/>
    <style:style style:name="T1" style:family="text">
      <style:text-properties style:font-name="Symbol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language="en" fo:country="GB" fo:font-weight="bold" style:font-weight-asian="bold" style:language-complex="ar" style:country-complex="SA"/>
    </style:style>
    <style:style style:name="T4" style:family="text">
      <style:text-properties fo:language="en" fo:country="GB" fo:font-weight="bold" style:font-weight-asian="bold" style:language-complex="ar" style:country-complex="SA" style:font-weight-complex="bold"/>
    </style:style>
    <style:style style:name="T5" style:family="text">
      <style:text-properties fo:language="en" fo:country="GB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6" style:family="text">
      <style:text-properties fo:language="en" fo:country="GB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7" style:family="text">
      <style:text-properties fo:language="en" fo:country="GB" fo:font-weight="normal" style:font-weight-asian="normal" style:language-complex="ar" style:country-complex="SA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ubject>Easymenu-NG</text:subject></text:p>
      <text:p text:style-name="P30"><text:title>System Requirements Specification</text:title></text:p>
      <text:p text:style-name="P10"/>
      <text:p text:style-name="P10"/>
      <text:p text:style-name="P31">Version 01</text:p>
      <text:p text:style-name="P27">Version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Version</text:p>
          </table:table-cell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3">Description </text:p>
          </table:table-cell>
          <table:table-cell table:style-name="Table2.D1" office:value-type="string">
            <text:p text:style-name="P13">Author</text:p>
          </table:table-cell>
        </table:table-row>
        <table:table-row table:style-name="Table2.2">
          <table:table-cell table:style-name="Table2.A1" office:value-type="string">
            <text:p text:style-name="P11">00</text:p>
          </table:table-cell>
          <table:table-cell table:style-name="Table2.B2" office:value-type="date" office:date-value="2011-12-14">
            <text:p text:style-name="P11">14/12/11</text:p>
          </table:table-cell>
          <table:table-cell table:style-name="Table2.A1" office:value-type="string">
            <text:p text:style-name="P12">Draft</text:p>
          </table:table-cell>
          <table:table-cell table:style-name="Table2.D1" office:value-type="string">
            <text:p text:style-name="P12">Gianrico D’Angelis</text:p>
          </table:table-cell>
        </table:table-row>
        <table:table-row table:style-name="Table2.1">
          <table:table-cell table:style-name="Table2.A1" office:value-type="string">
            <text:p text:style-name="P11">01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0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1">03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04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2"/>
          </table:table-cell>
        </table:table-row>
      </table:table>
      <text:p text:style-name="P10"/>
      <text:p text:style-name="P10"/>
      <text:p text:style-name="P10"/>
      <text:p text:style-name="P27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6"><text:a xlink:type="simple" xlink:href="#__RefHeading__1_1503686308">1. Scope<text:tab/>5</text:a></text:p>
          <text:p text:style-name="P36"><text:a xlink:type="simple" xlink:href="#__RefHeading__11_1503686308">2. Description<text:tab/>5</text:a></text:p>
          <text:p text:style-name="P37"><text:a xlink:type="simple" xlink:href="#__RefHeading__17_1503686308">2.1 Prerequisites and dependencies<text:tab/>5</text:a></text:p>
          <text:p text:style-name="P36"><text:a xlink:type="simple" xlink:href="#__RefHeading__19_1503686308">3. Requirements<text:tab/>6</text:a></text:p>
          <text:p text:style-name="P37"><text:a xlink:type="simple" xlink:href="#__RefHeading__21_1503686308">3.1 Functional Requirements<text:tab/>6</text:a></text:p>
          <text:p text:style-name="P37"><text:a xlink:type="simple" xlink:href="#__RefHeading__23_1503686308">3.2 Security Requirements<text:tab/>7</text:a></text:p>
          <text:p text:style-name="P37"><text:a xlink:type="simple" xlink:href="#__RefHeading__2452_1634969988">3.3 Usability Requirements <text:line-break/><text:tab/>8</text:a></text:p>
          <text:p text:style-name="P37"><text:a xlink:type="simple" xlink:href="#__RefHeading__27_1503686308">3.4 Reliability and Availability Requirements<text:tab/>8</text:a></text:p>
          <text:p text:style-name="P37"><text:a xlink:type="simple" xlink:href="#__RefHeading__31_1503686308">3.5 Supportability Requirements<text:tab/>8</text:a></text:p>
          <text:p text:style-name="P37"><text:a xlink:type="simple" xlink:href="#__RefHeading__39_1503686308">3.6 License Constraint <text:tab/>8</text:a></text:p>
        </text:index-body>
      </text:table-of-content>
      <text:p text:style-name="P18"/>
      <text:p text:style-name="P29"/>
      <text:p text:style-name="P28">Definitions, acronyms e abbreviation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Definition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0">Tablet</text:p>
          </table:table-cell>
          <table:table-cell table:style-name="Table1.B2" office:value-type="string">
            <text:p text:style-name="P24">A tablet PC is a wireless, portable personal computer with a touch screen interface.</text:p>
          </table:table-cell>
        </table:table-row>
        <table:table-row table:style-name="Table1.2"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4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2">Acronyms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4">REST</text:p>
          </table:table-cell>
          <table:table-cell table:style-name="Table3.B2" office:value-type="string">
            <text:p text:style-name="P24">Representation State Transfer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2">Abbreviations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6"/>
          </table:table-cell>
          <table:table-cell table:style-name="Table4.B2" office:value-type="string">
            <text:p text:style-name="P25"/>
          </table:table-cell>
        </table:table-row>
      </table:table>
      <text:p text:style-name="P10"/>
      <text:h text:style-name="P33" text:outline-level="1"><text:bookmark text:name="__RefHeading__1_1503686308"/>Scope<text:bookmark-end text:name="__RefHeading__1_1503686308"/></text:h>
      <text:p text:style-name="P19">This document defines the System Requirements Specifications (SRS) for the Easymenu-NG project. </text:p>
      <text:h text:style-name="P34" text:outline-level="1"><text:bookmark text:name="__RefHeading__11_1503686308"/>Description<text:bookmark-end text:name="__RefHeading__11_1503686308"/></text:h>
      <text:p text:style-name="P32">The Easymenu-NG (Next Generation) project is about the design and implementation of an Electronic Restaurant Menu for Android Tablets (to start). In a next stage the same might be ported to other platforms.</text:p>
      <text:p text:style-name="P19">At a glance Easymenu-NG system should be :</text:p>
      <text:list xml:id="list38591354" text:style-name="L1">
        <text:list-item>
          <text:p text:style-name="P39">fully functional</text:p>
        </text:list-item>
        <text:list-item>
          <text:p text:style-name="P39">easy to use</text:p>
        </text:list-item>
        <text:list-item>
          <text:p text:style-name="P39">open to integrations, customizations and upgrades </text:p>
        </text:list-item>
      </text:list>
      <text:p text:style-name="Text_20_body">The next sections <text:s/>inlcude all the collected <text:s/>System Requirements to design the Easymenu-NG architecture. <text:s text:c="2"/></text:p>
      <text:h text:style-name="P35" text:outline-level="2"><text:bookmark text:name="__RefHeading__17_1503686308"/>Prerequisites and dependencies<text:bookmark-end text:name="__RefHeading__17_1503686308"/></text:h>
      <text:p text:style-name="P19">Easymenu-NG system is intended to operate in a networked/wifi environment.</text:p>
      <text:h text:style-name="P33" text:outline-level="1"><text:bookmark text:name="__RefHeading__19_1503686308"/>Requirements<text:bookmark-end text:name="__RefHeading__19_1503686308"/></text:h>
      <text:p text:style-name="P19">This section contains all the requirements with such a level of details that allows the design of the system and to perform the necessary related tests. </text:p>
      <text:h text:style-name="P35" text:outline-level="2"><text:bookmark text:name="__RefHeading__21_1503686308"/>Functional Requirements<text:bookmark-end text:name="__RefHeading__21_1503686308"/></text:h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23">Requirement Code: <text:s/>FR01</text:p>
          </table:table-cell>
          <table:covered-table-cell/>
          <table:table-cell table:style-name="Table6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Multiple menu cards</text:span></text:p>
          </table:table-cell>
        </table:table-row>
        <table:table-row table:style-name="Table6.2">
          <table:table-cell table:style-name="Table6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ystem must be able to display multiple menu cards </text:span></text:p>
          </table:table-cell>
          <table:covered-table-cell/>
          <table:covered-table-cell/>
        </table:table-row>
        <table:table-row table:style-name="Table6.3">
          <table:table-cell table:style-name="Table6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6.3">
          <table:table-cell table:style-name="Table6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6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2" office:value-type="string">
            <text:p text:style-name="P23">Requirement Code: <text:s/>FR02</text:p>
          </table:table-cell>
          <table:covered-table-cell/>
          <table:table-cell table:style-name="Table10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Drinks Menu</text:span></text:p>
          </table:table-cell>
        </table:table-row>
        <table:table-row table:style-name="Table10.2">
          <table:table-cell table:style-name="Table10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ystem must display a <text:s/>menu for Drinks</text:span></text:p>
          </table:table-cell>
          <table:covered-table-cell/>
          <table:covered-table-cell/>
        </table:table-row>
        <table:table-row table:style-name="Table10.3">
          <table:table-cell table:style-name="Table10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0.3">
          <table:table-cell table:style-name="Table10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0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2" office:value-type="string">
            <text:p text:style-name="P23">Requirement Code: <text:s/>FR03</text:p>
          </table:table-cell>
          <table:covered-table-cell/>
          <table:table-cell table:style-name="Table11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Table-Tablet mapping</text:span></text:p>
          </table:table-cell>
        </table:table-row>
        <table:table-row table:style-name="Table11.2">
          <table:table-cell table:style-name="Table11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ystem must be able to allow the association of a tablet to a restaurant table at any time.</text:span></text:p>
          </table:table-cell>
          <table:covered-table-cell/>
          <table:covered-table-cell/>
        </table:table-row>
        <table:table-row table:style-name="Table11.3">
          <table:table-cell table:style-name="Table11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1.3">
          <table:table-cell table:style-name="Table11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1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2" office:value-type="string">
            <text:p text:style-name="P23">Requirement Code: <text:s/>FR04</text:p>
          </table:table-cell>
          <table:covered-table-cell/>
          <table:table-cell table:style-name="Table12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Self Ordering</text:span></text:p>
          </table:table-cell>
        </table:table-row>
        <table:table-row table:style-name="Table12.2">
          <table:table-cell table:style-name="Table12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ystem must allow self ordering </text:span></text:p>
          </table:table-cell>
          <table:covered-table-cell/>
          <table:covered-table-cell/>
        </table:table-row>
        <table:table-row table:style-name="Table12.3">
          <table:table-cell table:style-name="Table12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2.3">
          <table:table-cell table:style-name="Table12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2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2" office:value-type="string">
            <text:p text:style-name="P23">Requirement Code: <text:s/>FR05</text:p>
          </table:table-cell>
          <table:covered-table-cell/>
          <table:table-cell table:style-name="Table13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Web Based</text:span><text:span text:style-name="T3"> </text:span><text:span text:style-name="T7"><text:s/>Admin Utility</text:span></text:p>
          </table:table-cell>
        </table:table-row>
        <table:table-row table:style-name="Table13.2">
          <table:table-cell table:style-name="Table13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ystem must allow the possibility to configure the menu cards, items, tablets settings and more, through a web based configuration utility </text:span></text:p>
          </table:table-cell>
          <table:covered-table-cell/>
          <table:covered-table-cell/>
        </table:table-row>
        <table:table-row table:style-name="Table13.3">
          <table:table-cell table:style-name="Table13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3.3">
          <table:table-cell table:style-name="Table13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3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2" office:value-type="string">
            <text:p text:style-name="P23">Requirement Code: <text:s/>FR06</text:p>
          </table:table-cell>
          <table:covered-table-cell/>
          <table:table-cell table:style-name="Table14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Database</text:span></text:p>
          </table:table-cell>
        </table:table-row>
        <table:table-row table:style-name="Table14.2">
          <table:table-cell table:style-name="Table14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data of <text:s/>the system must be stored in a database</text:span></text:p>
          </table:table-cell>
          <table:covered-table-cell/>
          <table:covered-table-cell/>
        </table:table-row>
        <table:table-row table:style-name="Table14.3">
          <table:table-cell table:style-name="Table14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4.3">
          <table:table-cell table:style-name="Table14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4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2" office:value-type="string">
            <text:p text:style-name="P23">Requirement Code: <text:s/>FR07</text:p>
          </table:table-cell>
          <table:covered-table-cell/>
          <table:table-cell table:style-name="Table15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Server</text:span></text:p>
          </table:table-cell>
        </table:table-row>
        <table:table-row table:style-name="Table15.2">
          <table:table-cell table:style-name="Table15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database and all the web based utilities must be hosted on a server</text:span></text:p>
          </table:table-cell>
          <table:covered-table-cell/>
          <table:covered-table-cell/>
        </table:table-row>
        <table:table-row table:style-name="Table15.3">
          <table:table-cell table:style-name="Table15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5.3">
          <table:table-cell table:style-name="Table15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5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2" office:value-type="string">
            <text:p text:style-name="P23">Requirement Code: <text:s/>FR08</text:p>
          </table:table-cell>
          <table:covered-table-cell/>
          <table:table-cell table:style-name="Table16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Web Based Utilities for Productions Areas </text:span></text:p>
          </table:table-cell>
        </table:table-row>
        <table:table-row table:style-name="Table16.2">
          <table:table-cell table:style-name="Table16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Productions areas like kitchen, bar and till must be able to see the customer order in </text:span><text:soft-page-break/><text:span text:style-name="T7">real <text:s/>time for <text:s text:c="2"/>processing it </text:span></text:p>
          </table:table-cell>
          <table:covered-table-cell/>
          <table:covered-table-cell/>
        </table:table-row>
        <table:table-row table:style-name="Table16.3">
          <table:table-cell table:style-name="Table16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6.3">
          <table:table-cell table:style-name="Table16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6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2" office:value-type="string">
            <text:p text:style-name="P23">Requirement Code: <text:s/>FR09</text:p>
          </table:table-cell>
          <table:covered-table-cell/>
          <table:table-cell table:style-name="Table17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Menu Cards Categories</text:span></text:p>
          </table:table-cell>
        </table:table-row>
        <table:table-row table:style-name="Table17.2">
          <table:table-cell table:style-name="Table17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items in a menu card must be grouped and displayed by categories </text:span></text:p>
          </table:table-cell>
          <table:covered-table-cell/>
          <table:covered-table-cell/>
        </table:table-row>
        <table:table-row table:style-name="Table17.3">
          <table:table-cell table:style-name="Table17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7.3">
          <table:table-cell table:style-name="Table17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7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2" office:value-type="string">
            <text:p text:style-name="P23">Requirement Code: <text:s/>FR10</text:p>
          </table:table-cell>
          <table:covered-table-cell/>
          <table:table-cell table:style-name="Table18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Menu</text:span><text:span text:style-name="T3"> </text:span><text:span text:style-name="T7">Items</text:span></text:p>
          </table:table-cell>
        </table:table-row>
        <table:table-row table:style-name="Table18.2">
          <table:table-cell table:style-name="Table18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items in a menu card must be displayed with an image, a label, a description and a price. <text:s/></text:span></text:p>
          </table:table-cell>
          <table:covered-table-cell/>
          <table:covered-table-cell/>
        </table:table-row>
        <table:table-row table:style-name="Table18.3">
          <table:table-cell table:style-name="Table18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18.3">
          <table:table-cell table:style-name="Table18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18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2" office:value-type="string">
            <text:p text:style-name="P23">Requirement Code: <text:s/>FR11</text:p>
          </table:table-cell>
          <table:covered-table-cell/>
          <table:table-cell table:style-name="Table24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RESTful Server API</text:span></text:p>
          </table:table-cell>
        </table:table-row>
        <table:table-row table:style-name="Table24.2">
          <table:table-cell table:style-name="Table24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communication between the client APP and the Server must be be performed through a RESTful API exposed by the server.</text:span></text:p>
          </table:table-cell>
          <table:covered-table-cell/>
          <table:covered-table-cell/>
        </table:table-row>
        <table:table-row table:style-name="Table24.3">
          <table:table-cell table:style-name="Table24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24.3">
          <table:table-cell table:style-name="Table24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24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ext:p text:style-name="P10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columns-spanned="2" office:value-type="string">
            <text:p text:style-name="P23">Requirement Code: <text:s/>FR12</text:p>
          </table:table-cell>
          <table:covered-table-cell/>
          <table:table-cell table:style-name="Table25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Proxy for third party POS systems</text:span></text:p>
          </table:table-cell>
        </table:table-row>
        <table:table-row table:style-name="Table25.2">
          <table:table-cell table:style-name="Table25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erver should allow the possibility to act as a proxy towards third party POS systems <text:s text:c="2"/></text:span></text:p>
          </table:table-cell>
          <table:covered-table-cell/>
          <table:covered-table-cell/>
        </table:table-row>
        <table:table-row table:style-name="Table25.3">
          <table:table-cell table:style-name="Table25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25.3">
          <table:table-cell table:style-name="Table25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25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ext:p text:style-name="P10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table:number-columns-spanned="2" office:value-type="string">
            <text:p text:style-name="P23">Requirement Code: <text:s/>FR12</text:p>
          </table:table-cell>
          <table:covered-table-cell/>
          <table:table-cell table:style-name="Table26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Multi language support</text:span></text:p>
          </table:table-cell>
        </table:table-row>
        <table:table-row table:style-name="Table26.2">
          <table:table-cell table:style-name="Table26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Both the client APP <text:s/>and server utilities must be multi-language ready</text:span></text:p>
          </table:table-cell>
          <table:covered-table-cell/>
          <table:covered-table-cell/>
        </table:table-row>
        <table:table-row table:style-name="Table26.3">
          <table:table-cell table:style-name="Table26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26.3">
          <table:table-cell table:style-name="Table26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26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ext:h text:style-name="P35" text:outline-level="2"><text:bookmark text:name="__RefHeading__23_1503686308"/>Security Requirements<text:bookmark-end text:name="__RefHeading__23_1503686308"/></text:h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2" office:value-type="string">
            <text:p text:style-name="P23">Requirement Code: <text:s/>SR01</text:p>
          </table:table-cell>
          <table:covered-table-cell/>
          <table:table-cell table:style-name="Table5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Encrypted Network Communication</text:span></text:p>
          </table:table-cell>
        </table:table-row>
        <table:table-row table:style-name="Table5.2">
          <table:table-cell table:style-name="Table5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communication between the front-end application and the back-end application must be encrypted</text:span></text:p>
          </table:table-cell>
          <table:covered-table-cell/>
          <table:covered-table-cell/>
        </table:table-row>
        <table:table-row table:style-name="Table5.3">
          <table:table-cell table:style-name="Table5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5.3">
          <table:table-cell table:style-name="Table5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5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h text:style-name="P35" text:outline-level="2" text:is-list-header="true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columns-spanned="2" office:value-type="string">
            <text:p text:style-name="P23">Requirement Code: <text:s/>SR02</text:p>
          </table:table-cell>
          <table:covered-table-cell/>
          <table:table-cell table:style-name="Table23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Password protection for tablets</text:span></text:p>
          </table:table-cell>
        </table:table-row>
        <table:table-row table:style-name="Table23.2">
          <table:table-cell table:style-name="Table23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tablets hosting the client App should be password protected. Only the waiter can associate a tablet to a table</text:span></text:p>
          </table:table-cell>
          <table:covered-table-cell/>
          <table:covered-table-cell/>
        </table:table-row>
        <table:table-row table:style-name="Table23.3">
          <table:table-cell table:style-name="Table23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ext:soft-page-break/>
        <table:table-row table:style-name="Table23.3">
          <table:table-cell table:style-name="Table23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1</text:span></text:span></text:p>
          </table:table-cell>
          <table:table-cell table:style-name="Table23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h text:style-name="P35" text:outline-level="2" text:is-list-header="true"/>
      <text:h text:style-name="P35" text:outline-level="2"><text:bookmark text:name="__RefHeading__2452_1634969988"/>Usability Requirements <text:line-break/><text:bookmark-end text:name="__RefHeading__2452_1634969988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2" office:value-type="string">
            <text:p text:style-name="P23">Requirement Code: <text:s/>URXX</text:p>
          </table:table-cell>
          <table:covered-table-cell/>
          <table:table-cell table:style-name="Table7.C1" office:value-type="string">
            <text:p text:style-name="P9"><text:span text:style-name="Corpo_20_del_20_testo_20_Carattere"><text:span text:style-name="T4">Requirement Title</text:span></text:span><text:span text:style-name="T3">: </text:span></text:p>
          </table:table-cell>
        </table:table-row>
        <table:table-row table:style-name="Table7.2">
          <table:table-cell table:style-name="Table7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/text:p>
          </table:table-cell>
          <table:covered-table-cell/>
          <table:covered-table-cell/>
        </table:table-row>
        <table:table-row table:style-name="Table7.3">
          <table:table-cell table:style-name="Table7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5">High | Medium <text:s/>| Low</text:span></text:p>
          </table:table-cell>
          <table:covered-table-cell/>
          <table:covered-table-cell/>
        </table:table-row>
        <table:table-row table:style-name="Table7.3">
          <table:table-cell table:style-name="Table7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0</text:span></text:span></text:p>
          </table:table-cell>
          <table:table-cell table:style-name="Table7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5">Accepted <text:s/>| Rejected</text:span></text:span></text:p>
          </table:table-cell>
          <table:covered-table-cell/>
        </table:table-row>
      </table:table>
      <text:p text:style-name="P10"/>
      <text:h text:style-name="P35" text:outline-level="2"><text:bookmark text:name="__RefHeading__27_1503686308"/>Reliability and Availability Requirements<text:bookmark-end text:name="__RefHeading__27_1503686308"/></text:h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2" office:value-type="string">
            <text:p text:style-name="P23">Requirement Code: <text:s/>RR01</text:p>
          </table:table-cell>
          <table:covered-table-cell/>
          <table:table-cell table:style-name="Table8.C1" office:value-type="string">
            <text:p text:style-name="P9"><text:span text:style-name="Corpo_20_del_20_testo_20_Carattere"><text:span text:style-name="T4">Requirement Title</text:span></text:span><text:span text:style-name="T3">: <text:s/></text:span><text:span text:style-name="T7">Menu caching</text:span></text:p>
          </table:table-cell>
        </table:table-row>
        <table:table-row table:style-name="Table8.2">
          <table:table-cell table:style-name="Table8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tablet App must be capable of caching the menu cards locally and retrieve the updated cards upon change</text:span></text:p>
          </table:table-cell>
          <table:covered-table-cell/>
          <table:covered-table-cell/>
        </table:table-row>
        <table:table-row table:style-name="Table8.3">
          <table:table-cell table:style-name="Table8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6">High</text:span><text:span text:style-name="T5"> | Medium <text:s/>| Low</text:span></text:p>
          </table:table-cell>
          <table:covered-table-cell/>
          <table:covered-table-cell/>
        </table:table-row>
        <table:table-row table:style-name="Table8.3">
          <table:table-cell table:style-name="Table8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0</text:span></text:span></text:p>
          </table:table-cell>
          <table:table-cell table:style-name="Table8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6">Accepted</text:span></text:span><text:span text:style-name="Corpo_20_del_20_testo_20_Carattere"><text:span text:style-name="T5"> <text:s/>| Rejected</text:span></text:span></text:p>
          </table:table-cell>
          <table:covered-table-cell/>
        </table:table-row>
      </table:table>
      <text:p text:style-name="P10"/>
      <text:h text:style-name="P35" text:outline-level="2"><text:bookmark text:name="__RefHeading__31_1503686308"/>Supportability Requirements<text:bookmark-end text:name="__RefHeading__31_1503686308"/></text:h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2" office:value-type="string">
            <text:p text:style-name="P23">Requirement Code: <text:s/>MR01</text:p>
          </table:table-cell>
          <table:covered-table-cell/>
          <table:table-cell table:style-name="Table9.C1" office:value-type="string">
            <text:p text:style-name="P9"><text:span text:style-name="Corpo_20_del_20_testo_20_Carattere"><text:span text:style-name="T4">Requirement Title</text:span></text:span><text:span text:style-name="T3">: </text:span><text:span text:style-name="T7">Remote support</text:span></text:p>
          </table:table-cell>
        </table:table-row>
        <table:table-row table:style-name="Table9.2">
          <table:table-cell table:style-name="Table9.A2" table:number-columns-spanned="3" office:value-type="string">
            <text:p text:style-name="P17"><text:span text:style-name="Corpo_20_del_20_testo_20_Carattere"><text:span text:style-name="T4">Requirement Spec</text:span></text:span><text:span text:style-name="T3">: </text:span><text:span text:style-name="T7">The server must include a way to perform remote support</text:span></text:p>
          </table:table-cell>
          <table:covered-table-cell/>
          <table:covered-table-cell/>
        </table:table-row>
        <table:table-row table:style-name="Table9.3">
          <table:table-cell table:style-name="Table9.A2" table:number-columns-spanned="3" office:value-type="string">
            <text:p text:style-name="P9"><text:span text:style-name="Corpo_20_del_20_testo_20_Carattere"><text:span text:style-name="T4">Importance</text:span></text:span><text:span text:style-name="T3">: <text:s text:c="2"/></text:span><text:span text:style-name="T5">High | Medium <text:s/>| Low</text:span></text:p>
          </table:table-cell>
          <table:covered-table-cell/>
          <table:covered-table-cell/>
        </table:table-row>
        <table:table-row table:style-name="Table9.3">
          <table:table-cell table:style-name="Table9.A4" office:value-type="string">
            <text:p text:style-name="P9"><text:span text:style-name="Corpo_20_del_20_testo_20_Carattere"><text:span text:style-name="T4">Version</text:span></text:span><text:span text:style-name="T3">: </text:span><text:span text:style-name="Corpo_20_del_20_testo_20_Carattere"><text:span text:style-name="T5">0</text:span></text:span></text:p>
          </table:table-cell>
          <table:table-cell table:style-name="Table9.B4" table:number-columns-spanned="2" office:value-type="string">
            <text:p text:style-name="P9"><text:span text:style-name="Corpo_20_del_20_testo_20_Carattere"><text:span text:style-name="T4">Status</text:span></text:span><text:span text:style-name="T3">: </text:span><text:span text:style-name="Corpo_20_del_20_testo_20_Carattere"><text:span text:style-name="T5">Accepted <text:s/>| Rejected</text:span></text:span></text:p>
          </table:table-cell>
          <table:covered-table-cell/>
        </table:table-row>
      </table:table>
      <text:p text:style-name="P10"/>
      <text:h text:style-name="P35" text:outline-level="2"><text:bookmark text:name="__RefHeading__39_1503686308"/>License Constraint <text:bookmark-end text:name="__RefHeading__39_1503686308"/>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" svg:font-family="TimesNewRoman, 'Times New Roman'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Garamond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 fo:text-align="justify" style:justify-single-word="false" fo:keep-together="alway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fo:break-before="pag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2pt" style:font-size-asian="12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.635cm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text-properties fo:font-variant="small-caps" fo:font-size="11pt" style:font-size-asian="11pt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o" style:family="paragraph" style:parent-style-name="Standard">
      <style:paragraph-properties fo:line-height="100%" fo:text-align="end" style:justify-single-word="false"/>
      <style:text-properties style:font-name="Garamond" fo:font-size="18pt" fo:language="en" fo:country="GB" fo:font-weight="bold" style:letter-kerning="true" style:font-size-asian="18pt" style:font-weight-asian="bold"/>
    </style:style>
    <style:style style:name="Contents_20_4" style:display-name="Contents 4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5" style:display-name="Contents 5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6" style:display-name="Contents 6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7" style:display-name="Contents 7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8" style:display-name="Contents 8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9" style:display-name="Contents 9" style:family="paragraph" style:parent-style-name="Standard" style:next-style-name="Standard" style:class="index">
      <style:text-properties fo:font-size="11pt" style:font-size-asian="11pt" style:font-size-complex="11pt"/>
    </style:style>
    <style:style style:name="Progetto" style:family="paragraph" style:parent-style-name="Documento" style:next-style-name="Documento">
      <style:paragraph-properties fo:margin-top="7.056cm" fo:margin-bottom="1.058cm"/>
      <style:text-properties fo:text-transform="uppercase" fo:font-size="24pt" style:font-size-asian="24pt"/>
    </style:style>
    <style:style style:name="Didascalia" style:family="paragraph" style:parent-style-name="Standard" style:next-style-name="Standard">
      <style:paragraph-properties fo:margin-top="0.106cm" fo:margin-bottom="0.106cm" fo:line-height="100%" fo:text-align="center" style:justify-single-word="false" fo:orphans="2" fo:widows="2" fo:hyphenation-ladder-count="no-limit"/>
      <style:text-properties fo:language="it" fo:country="IT" fo:font-weight="bold" style:letter-kerning="true" style:font-weight-asian="bold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Copyright" style:family="text" style:parent-style-name="Car._20_predefinito_20_paragrafo"/>
    <style:style style:name="Corpo_20_del_20_testo_20_Carattere" style:display-name="Corpo del testo Carattere" style:family="text" style:parent-style-name="Car._20_predefinito_20_paragrafo">
      <style:text-properties style:font-name="Garamond" fo:language="it" fo:country="IT" style:language-complex="ar" style:country-complex="SA"/>
    </style:style>
    <style:style style:name="Footnote_20_Symbol" style:display-name="Footnote Symbol" style:family="text" style:parent-style-name="Car._20_predefinito_20_paragrafo">
      <style:text-properties style:text-position="super 58%" fo:font-size="10pt" style:font-size-asian="10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._20_predefinito_20_paragrafo">
      <style:text-properties fo:color="#800080" style:text-underline-style="solid" style:text-underline-width="auto" style:text-underline-color="font-color"/>
    </style:style>
    <style:style style:name="Titolo_20_Carattere" style:display-name="Titolo Carattere" style:family="text" style:parent-style-name="Car._20_predefinito_20_paragrafo">
      <style:text-properties style:font-name="Garamond" fo:font-size="18pt" fo:language="it" fo:country="IT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13.961cm" fo:margin-left="0.642cm" fo:margin-right="0.397cm" table:align="margins" style:writing-mode="lr-tb"/>
    </style:style>
    <style:style style:name="Table19.A" style:family="table-column">
      <style:table-column-properties style:column-width="4.233cm" style:rel-column-width="19871*"/>
    </style:style>
    <style:style style:name="Table19.B" style:family="table-column">
      <style:table-column-properties style:column-width="9.728cm" style:rel-column-width="45664*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5.381cm" fo:margin-left="-0.191cm" table:align="left" style:writing-mode="lr-tb"/>
    </style:style>
    <style:style style:name="Table22.A" style:family="table-column">
      <style:table-column-properties style:column-width="7.176cm"/>
    </style:style>
    <style:style style:name="Table22.B" style:family="table-column">
      <style:table-column-properties style:column-width="5.563cm"/>
    </style:style>
    <style:style style:name="Table22.C" style:family="table-column">
      <style:table-column-properties style:column-width="2.642cm"/>
    </style:style>
    <style:style style:name="Table22.1" style:family="table-row">
      <style:table-row-properties style:min-row-height="1.947cm" style:keep-together="true"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1" style:family="table">
      <style:table-properties style:width="15.383cm" fo:margin-left="-0.191cm" table:align="left" style:writing-mode="lr-tb"/>
    </style:style>
    <style:style style:name="Table21.A" style:family="table-column">
      <style:table-column-properties style:column-width="5.128cm"/>
    </style:style>
    <style:style style:name="Table21.B" style:family="table-column">
      <style:table-column-properties style:column-width="5.413cm"/>
    </style:style>
    <style:style style:name="Table21.C" style:family="table-column">
      <style:table-column-properties style:column-width="4.842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 style:snap-to-layout-grid="false"/>
      <style:text-properties style:font-name="Symbol" fo:font-size="8pt" style:font-size-asian="8pt" style:font-size-complex="8pt"/>
    </style:style>
    <style:style style:name="MP4" style:family="paragraph" style:parent-style-name="Standard">
      <style:paragraph-properties fo:line-height="100%" fo:text-align="center" style:justify-single-word="false" style:snap-to-layout-grid="false"/>
      <style:text-properties fo:font-size="8pt" style:font-size-asian="8pt" style:font-size-complex="8pt"/>
    </style:style>
    <style:style style:name="MP5" style:family="paragraph" style:parent-style-name="Standard">
      <style:paragraph-properties fo:line-height="100%" fo:text-align="center" style:justify-single-word="false" style:snap-to-layout-grid="false"/>
      <style:text-properties fo:font-size="8pt" fo:font-weight="bold" style:font-size-asian="8pt" style:font-weight-asian="bold" style:font-name-complex="Arial" style:font-size-complex="8pt"/>
    </style:style>
    <style:style style:name="MP6" style:family="paragraph" style:parent-style-name="Standard">
      <style:paragraph-properties fo:line-height="100%" fo:text-align="center" style:justify-single-word="false"/>
      <style:text-properties fo:font-size="8pt" style:font-size-asian="8pt" style:font-name-complex="TimesNewRoman" style:font-size-complex="8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 fo:font-size="8pt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4cm" fo:margin-left="3cm" fo:margin-right="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2.6cm" fo:margin-left="0cm" fo:margin-right="0cm" fo:margin-top="2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3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table:number-columns-spanned="2" office:value-type="string">
              <text:p text:style-name="MP1">Project: <text:subject>Easymenu-NG</text:subject></text:p>
            </table:table-cell>
            <table:covered-table-cell/>
          </table:table-row>
          <table:table-row table:style-name="Table19.1">
            <table:table-cell table:style-name="Table19.A1" table:number-columns-spanned="2" office:value-type="string">
              <text:p text:style-name="MP1">Doc&amp;Ver: <text:title>System Requirements Specification</text:title> 01</text:p>
            </table:table-cell>
            <table:covered-table-cell/>
          </table:table-row>
          <table:table-row table:style-name="Table19.1">
            <table:table-cell table:style-name="Table19.A3" office:value-type="string">
              <text:p text:style-name="MP2">CONFIDENTIAL</text:p>
            </table:table-cell>
            <table:table-cell table:style-name="Table19.A3" office:value-type="string">
              <text:p text:style-name="MP3"><text:page-number text:select-page="current">8</text:page-number>/<text:page-count>8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22" table:style-name="Table22">
          <table:table-column table:style-name="Table22.A"/>
          <table:table-column table:style-name="Table22.B"/>
          <table:table-column table:style-name="Table22.C"/>
          <table:table-row table:style-name="Table22.1">
            <table:table-cell table:style-name="Table22.A1" office:value-type="string">
              <text:p text:style-name="MP4"><draw:frame draw:style-name="Mfr1" draw:name="WordPictureWatermark1" text:anchor-type="char" svg:width="14.986cm" svg:height="21.135cm" draw:z-index="0"><draw:image xlink:href="Pictures/100000000000068500000932CDB7B254.jpg" xlink:type="simple" xlink:show="embed" xlink:actuate="onLoad"/></draw:frame><draw:frame draw:style-name="Mfr2" draw:name="logokira2" text:anchor-type="as-char" svg:width="6.689cm" svg:height="2.277cm" draw:z-index="0"><draw:image xlink:href="Pictures/1000000000000258000000CC5B6842FA.jpg" xlink:type="simple" xlink:show="embed" xlink:actuate="onLoad"/></draw:frame></text:p>
            </table:table-cell>
            <table:table-cell table:style-name="Table22.B1" office:value-type="string">
              <text:p text:style-name="MP5"/>
            </table:table-cell>
            <table:table-cell table:style-name="Table22.A1" office:value-type="string">
              <text:p text:style-name="MP5"><draw:frame draw:style-name="Mfr2" draw:name="images" text:anchor-type="as-char" svg:width="2.247cm" svg:height="2.011cm" draw:z-index="0"><draw:image xlink:href="Pictures/100000000000007A0000006C929D7E94.jpg" xlink:type="simple" xlink:show="embed" xlink:actuate="onLoad"/></draw:frame></text:p>
              <text:p text:style-name="MP6">Cert.: IT - 55777</text:p>
            </table:table-cell>
          </table:table-row>
        </table:table>
        <text:p text:style-name="Standard"/>
      </style:header>
      <style:footer>
        <table:table table:name="Table21" table:style-name="Table21">
          <table:table-column table:style-name="Table21.A"/>
          <table:table-column table:style-name="Table21.B"/>
          <table:table-column table:style-name="Table21.C"/>
          <table:table-row table:style-name="Table21.1">
            <table:table-cell table:style-name="Table21.A1" office:value-type="string">
              <text:p text:style-name="MP2">RISERVATO - CONFIDENZIALE</text:p>
            </table:table-cell>
            <table:table-cell table:style-name="Table21.A1" office:value-type="string">
              <text:p text:style-name="MP7"><text:span text:style-name="MT1"></text:span><text:span text:style-name="MT2"> </text:span><text:span text:style-name="MT2"><text:user-defined style:data-style-name="N0" text:name="Company"/></text:span><text:span text:style-name="MT2">, </text:span><text:span text:style-name="MT2"><text:date style:data-style-name="N106" text:date-value="2011-12-18T18:47:29.09">2011</text:date></text:span></text:p>
            </table:table-cell>
            <table:table-cell table:style-name="Table21.A1" office:value-type="string">
              <text:p text:style-name="MP8"><text:span text:style-name="MT2">Pagina </text:span><text:span text:style-name="MT2"><text:page-number text:select-page="current">8</text:page-number></text:span><text:span text:style-name="MT2"> di </text:span><text:span text:style-name="MT2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ystem Requirements Specification</dc:title>
    <dc:subject>Easymenu-NG</dc:subject>
    <meta:initial-creator>Gianrico D'Angelis</meta:initial-creator>
    <meta:creation-date>2011-10-07T18:14:00</meta:creation-date>
    <dc:creator>Gianrico D'Angelis</dc:creator>
    <dc:date>2011-12-18T18:47:28.73</dc:date>
    <meta:print-date>2011-12-01T14:59:00</meta:print-date>
    <meta:editing-cycles>164</meta:editing-cycles>
    <meta:editing-duration>P2DT11H46M33S</meta:editing-duration>
    <meta:generator>OpenOffice.org/3.3$Win32 OpenOffice.org_project/330m20$Build-9567</meta:generator>
    <meta:document-statistic meta:table-count="25" meta:image-count="3" meta:object-count="0" meta:page-count="8" meta:paragraph-count="172" meta:word-count="903" meta:character-count="5900"/>
  </office:meta>
</office:document-meta>
</file>